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8925in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text-position="super 58%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The last 6 miles were the fastest. </text:p>
            <text:p>The last 6 miles were the fastest. </text:p>
            <text:p>Last mile in 5:55. <text:s/>I ran the whole way with</text:p>
            <text:p>Jeff Ickes.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I ran even pace with Steve Hall.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y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Mind the Ducks 12 Hour Run</text:p>
            <text:p/>
          </table:table-cell>
          <table:table-cell table:style-name="ce3" office:value-type="string">
            <text:p>54.6 miles</text:p>
            <text:p/>
          </table:table-cell>
          <table:table-cell table:style-name="ce18" office:value-type="string">
            <text:p>11:52:12</text:p>
            <text:p/>
          </table:table-cell>
          <table:table-cell table:style-name="ce3" office:value-type="string">
            <text:p>27/146</text:p>
            <text:p/>
          </table:table-cell>
          <table:table-cell table:style-name="ce3" office:value-type="string">
            <text:p>It was rainy at times with high winds.</text:p>
            <text:p/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2/22/2017</text:date>, <text:time>21:1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09-02-20T13:55:35</meta:creation-date>
    <dc:date>2016-08-09T13:49:58.51</dc:date>
    <meta:print-date>2011-01-11T19:40:21.14</meta:print-date>
    <meta:editing-cycles>216</meta:editing-cycles>
    <meta:editing-duration>P1DT2H59M19S</meta:editing-duration>
    <dc:creator>James Lombardi</dc:creator>
    <meta:printed-by>James Lombardi</meta:printed-by>
    <dc:title>57 Years of Running and Racing</dc:title>
    <meta:document-statistic meta:table-count="3" meta:cell-count="1148" meta:object-count="0"/>
    <meta:user-defined meta:name="Info 1"/>
    <meta:user-defined meta:name="Info 2"/>
    <meta:user-defined meta:name="Info 3"/>
    <meta:user-defined meta:name="Info 4"/>
  </office:meta>
</office:document-meta>
</file>